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97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0.07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21.921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7.127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24.198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8.28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29.957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3.877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6.735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top="0.42cm" fo:margin-bottom="0.35cm"/>
      <style:text-properties fo:font-size="14pt" style:font-size-asian="14pt" style:font-size-complex="14pt"/>
    </style:style>
    <style:style style:name="P3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margin-top="0.42cm" fo:margin-bottom="0.35cm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margin-top="0.42cm" fo:margin-bottom="0.35cm" fo:text-align="start"/>
      <style:text-properties fo:font-size="14pt" style:font-size-asian="14pt" style:font-size-complex="14pt"/>
    </style:style>
    <style:style style:name="P8" style:family="paragraph">
      <style:paragraph-properties fo:margin-top="0.42cm" fo:margin-bottom="0.35cm" fo:text-align="start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none"/>
      <style:paragraph-properties fo:margin-top="0.42cm" fo:margin-bottom="0.35cm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none"/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margin-top="0.42cm" fo:margin-bottom="0.35cm"/>
      <style:text-properties fo:font-size="14pt" fo:font-weight="bold" style:font-size-asian="12pt" style:font-weight-asian="bold" style:font-size-complex="12pt" style:font-weight-complex="bold"/>
    </style:style>
    <style:style style:name="P12" style:family="paragraph">
      <style:paragraph-properties fo:margin-top="0.42cm" fo:margin-bottom="0.35cm" fo:text-align="start"/>
      <style:text-properties fo:font-size="14pt" style:font-size-asian="10pt" style:font-size-complex="10pt"/>
    </style:style>
    <style:style style:name="P13" style:family="paragraph">
      <style:paragraph-properties fo:margin-top="0.42cm" fo:margin-bottom="0.35cm" fo:text-align="start"/>
      <style:text-properties fo:font-size="14pt" fo:font-weight="bold" style:font-size-asian="12pt" style:font-weight-asian="bold" style:font-size-complex="12pt" style:font-weight-complex="bold"/>
    </style:style>
    <style:style style:name="P14" style:family="paragraph">
      <loext:graphic-properties draw:fill="none"/>
      <style:paragraph-properties fo:margin-top="0.42cm" fo:margin-bottom="0.35cm"/>
      <style:text-properties fo:font-size="14pt" fo:font-weight="bold" style:font-size-asian="12pt" style:font-weight-asian="bold" style:font-size-complex="12pt" style:font-weight-complex="bold"/>
    </style:style>
    <style:style style:name="P15" style:family="paragraph">
      <style:paragraph-properties fo:margin-left="0cm" fo:margin-right="0cm" fo:margin-top="0.281cm" fo:margin-bottom="0.256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.281cm" fo:margin-bottom="0.256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.281cm" fo:margin-bottom="0.256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Noto Sans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loext:graphic-properties draw:fill="none"/>
      <style:paragraph-properties fo:margin-top="0.381cm" fo:margin-bottom="0.356cm"/>
      <style:text-properties fo:font-size="13pt" style:font-size-asian="13pt" style:font-size-complex="13pt"/>
    </style:style>
    <style:style style:name="P19" style:family="paragraph">
      <style:paragraph-properties fo:margin-left="0cm" fo:margin-right="0cm" fo:margin-top="0.32cm" fo:margin-bottom="0.25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.32cm" fo:margin-bottom="0.25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Noto Sans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.32cm" fo:margin-bottom="0.25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.32cm" fo:margin-bottom="0.25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Noto Sans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P23" style:family="paragraph">
      <loext:graphic-properties draw:fill="none"/>
      <style:paragraph-properties fo:margin-top="0.42cm" fo:margin-bottom="0.35cm"/>
      <style:text-properties fo:font-size="13pt" style:font-size-asian="13pt" style:font-size-complex="13pt"/>
    </style:style>
    <style:style style:name="P24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9211e" loext:opacity="100%"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ff0000" loext:opacity="100%" fo:font-size="14pt" style:font-size-asian="14pt" style:font-size-complex="14pt"/>
    </style:style>
    <style:style style:name="T5" style:family="text">
      <style:text-properties fo:color="#2a6099" loext:opacity="100%" fo:font-size="14pt" style:font-size-asian="14pt" style:font-size-complex="14pt"/>
    </style:style>
    <style:style style:name="T6" style:family="text">
      <style:text-properties fo:color="#2a6099" loext:opacity="100%"/>
    </style:style>
    <style:style style:name="T7" style:family="text">
      <style:text-properties fo:color="#ff0000" loext:opacity="100%" fo:font-size="13pt" fo:font-weight="bold" style:font-size-asian="13pt" style:font-weight-asian="bold" style:font-size-complex="13pt" style:font-weight-complex="bold"/>
    </style:style>
    <style:style style:name="T8" style:family="text">
      <style:text-properties fo:color="#158466" loext:opacity="100%" fo:font-size="13pt" style:font-size-asian="13pt" style:font-size-complex="13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color="#ff4000" loext:opacity="100%" fo:font-size="15pt" style:font-size-asian="15pt" style:font-size-complex="15pt"/>
    </style:style>
    <style:style style:name="T11" style:family="text">
      <style:text-properties fo:color="#5b277d" loext:opacity="100%" fo:font-size="13pt" style:font-size-asian="13pt" style:font-size-complex="13pt"/>
    </style:style>
    <style:style style:name="T12" style:family="text">
      <style:text-properties fo:color="#ff4000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127622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145cm" svg:height="2.223cm" svg:x="2.27cm" svg:y="1.952cm">
          <draw:text-box>
            <text:p><text:tab/><text:tab/><text:tab/><text:tab/><text:tab/>User Stories</text:p>
          </draw:text-box>
        </draw:frame>
        <draw:frame draw:style-name="gr2" draw:text-style-name="P5" draw:layer="layout" svg:width="18.097cm" svg:height="23.61cm" svg:x="1.635cm" svg:y="4.492cm">
          <draw:text-box>
            <text:p text:style-name="P2"><text:span text:style-name="T1">Authenticati</text:span><text:span text:style-name="T1">on Service</text:span></text:p>
            <text:p text:style-name="P3"><text:span text:style-name="T2">User </text:span><text:span text:style-name="T2">Registratio</text:span><text:span text:style-name="T2">n &amp; </text:span><text:span text:style-name="T2">University </text:span><text:span text:style-name="T2">Selection</text:span></text:p>
            <text:p text:style-name="P4"><text:span text:style-name="T1">User Story: </text:span><text:span text:style-name="T1">As a New </text:span><text:span text:style-name="T1">User, I </text:span><text:span text:style-name="T1">want to </text:span><text:span text:style-name="T1">register an </text:span><text:span text:style-name="T1">account </text:span><text:span text:style-name="T1">using my </text:span><text:span text:style-name="T1">email, </text:span><text:span text:style-name="T1">username, </text:span><text:span text:style-name="T1">and </text:span><text:span text:style-name="T1">password, </text:span><text:span text:style-name="T1">and select </text:span><text:span text:style-name="T1">my </text:span><text:span text:style-name="T1">University </text:span><text:span text:style-name="T1">so that I </text:span><text:span text:style-name="T1">can access </text:span><text:span text:style-name="T1">relevant </text:span><text:span text:style-name="T1">academic </text:span><text:span text:style-name="T1">materials.</text:span></text:p>
            <text:p text:style-name="P4"><text:span text:style-name="T2">Acceptance </text:span><text:span text:style-name="T2">Criteria</text:span><text:span text:style-name="T1">:</text:span></text:p>
            <text:p text:style-name="P4"><text:span text:style-name="T1">The system </text:span><text:span text:style-name="T1">must </text:span><text:span text:style-name="T1">validate </text:span><text:span text:style-name="T1">that the </text:span><text:span text:style-name="T1">email is </text:span><text:span text:style-name="T1">unique and </text:span><text:span text:style-name="T1">follow a </text:span><text:span text:style-name="T1">valid </text:span><text:span text:style-name="T1">format.</text:span></text:p>
            <text:p text:style-name="P4"><text:span text:style-name="T1">The user </text:span><text:span text:style-name="T1">must be </text:span><text:span text:style-name="T1">able to </text:span><text:span text:style-name="T1">select a </text:span><text:span text:style-name="T1">University </text:span><text:span text:style-name="T1">from the </text:span><text:span text:style-name="T1">existing list </text:span><text:span text:style-name="T1">managed </text:span><text:span text:style-name="T1">by the </text:span><text:span text:style-name="T1">University </text:span><text:span text:style-name="T1">Service.</text:span></text:p>
            <text:p text:style-name="P4"><text:span text:style-name="T1">Passwords </text:span><text:span text:style-name="T1">must be </text:span><text:span text:style-name="T1">hashed </text:span><text:span text:style-name="T1">using </text:span><text:span text:style-name="T1">bcrypt </text:span><text:span text:style-name="T1">before </text:span><text:span text:style-name="T1">saving to </text:span><text:span text:style-name="T1">the </text:span><text:span text:style-name="T1">database.</text:span></text:p>
            <text:p text:style-name="P4"><text:span text:style-name="T1">A new user </text:span><text:span text:style-name="T1">record is </text:span><text:span text:style-name="T1">created </text:span><text:span text:style-name="T1">with an </text:span><text:span text:style-name="T1">isActive: </text:span><text:span text:style-name="T1">false status </text:span><text:span text:style-name="T1">until email </text:span><text:span text:style-name="T1">verification </text:span><text:span text:style-name="T1">is </text:span><text:span text:style-name="T1">complete.</text:span></text:p>
            <text:p text:style-name="P4"><text:span text:style-name="T1">Upon </text:span><text:span text:style-name="T1">successful </text:span><text:span text:style-name="T1">registration, </text:span><text:span text:style-name="T1">the user is </text:span><text:span text:style-name="T1">automatical</text:span><text:span text:style-name="T1">ly </text:span><text:span text:style-name="T1">redirected </text:span><text:span text:style-name="T1">to the OTP </text:span><text:span text:style-name="T1">verification </text:span><text:span text:style-name="T1">screen.</text:span></text:p>
            <text:p text:style-name="P4"><text:span text:style-name="T1"/></text:p>
            <text:p text:style-name="P4"><text:span text:style-name="T1"/></text:p>
            <text:p text:style-name="P4"><text:span text:style-name="T1">2.</text:span><text:span text:style-name="T2"> Email </text:span><text:span text:style-name="T2">Verification </text:span><text:span text:style-name="T2">(OTP)</text:span></text:p>
            <text:p text:style-name="P4"><text:span text:style-name="T1">User Story: </text:span><text:span text:style-name="T1">As a </text:span><text:span text:style-name="T1">Registered </text:span><text:span text:style-name="T1">User, I </text:span><text:span text:style-name="T1">want to </text:span><text:span text:style-name="T1">verify my </text:span><text:span text:style-name="T1">email </text:span><text:span text:style-name="T1">address via </text:span><text:span text:style-name="T1">an OTP so </text:span><text:span text:style-name="T1">that my </text:span><text:span text:style-name="T1">account is </text:span><text:span text:style-name="T1">secured </text:span><text:span text:style-name="T1">and </text:span><text:span text:style-name="T1">activated.</text:span></text:p>
            <text:p text:style-name="P4"><text:span text:style-name="T2">Acceptance </text:span><text:span text:style-name="T2">Criteria:</text:span></text:p>
            <text:p text:style-name="P4"><text:span text:style-name="T1">The system </text:span><text:span text:style-name="T1">must </text:span><text:span text:style-name="T1">generate a </text:span><text:span text:style-name="T1">6-digit OTP </text:span><text:span text:style-name="T1">and send it </text:span><text:span text:style-name="T1">to the </text:span><text:span text:style-name="T1">user's </text:span><text:span text:style-name="T1">registered </text:span><text:span text:style-name="T1">email using </text:span><text:span text:style-name="T1">the Resend </text:span><text:span text:style-name="T1">service.</text:span></text:p>
            <text:p text:style-name="P4"><text:span text:style-name="T1">The OTP </text:span><text:span text:style-name="T1">must have </text:span><text:span text:style-name="T1">an </text:span><text:span text:style-name="T1">expiration </text:span><text:span text:style-name="T1">time (e.g., </text:span><text:span text:style-name="T1">10 </text:span><text:span text:style-name="T1">minutes).</text:span></text:p>
            <text:p text:style-name="P4"><text:span text:style-name="T1">If the user </text:span><text:span text:style-name="T1">enters the </text:span><text:span text:style-name="T1">correct </text:span><text:span text:style-name="T1">OTP, the </text:span><text:span text:style-name="T1">isVerified </text:span><text:span text:style-name="T1">status is </text:span><text:span text:style-name="T1">updated to </text:span><text:span text:style-name="T1">true.</text:span></text:p>
            <text:p text:style-name="P4"><text:span text:style-name="T1">The user </text:span><text:span text:style-name="T1">should </text:span><text:span text:style-name="T1">have an </text:span><text:span text:style-name="T1">option to </text:span><text:span text:style-name="T1">"Resend </text:span><text:span text:style-name="T1">OTP" if the </text:span><text:span text:style-name="T1">original </text:span><text:span text:style-name="T1">email is not </text:span><text:span text:style-name="T1">received.</text:span></text:p>
            <text:p text:style-name="P4"><text:span text:style-name="T3"/></text:p>
            <text:p text:style-name="P4"><text:span text:style-name="T1"/></text:p>
          </draw:text-box>
        </draw:frame>
      </draw:page>
      <draw:page draw:name="page2" draw:style-name="dp1" draw:master-page-name="Default">
        <draw:frame draw:style-name="gr3" draw:text-style-name="P9" draw:layer="layout" svg:width="16.827cm" svg:height="26.831cm" svg:x="1.635cm" svg:y="2.27cm">
          <draw:text-box>
            <text:p text:style-name="P6"><text:span text:style-name="T2">3. Secure </text:span><text:span text:style-name="T2">Login</text:span></text:p>
            <text:p text:style-name="P7"><text:span text:style-name="T1">User Story: </text:span><text:span text:style-name="T1">As a </text:span><text:span text:style-name="T1">Verified </text:span><text:span text:style-name="T1">User, I </text:span><text:span text:style-name="T1">want to log </text:span><text:span text:style-name="T1">in with my </text:span><text:span text:style-name="T1">credentials </text:span><text:span text:style-name="T1">so that I </text:span><text:span text:style-name="T1">can access </text:span><text:span text:style-name="T1">my </text:span><text:span text:style-name="T1">personalize</text:span><text:span text:style-name="T1">d </text:span><text:span text:style-name="T1">dashboard.</text:span></text:p>
            <text:p text:style-name="P7"><text:span text:style-name="T2">Acceptance </text:span><text:span text:style-name="T2">Criteria:</text:span></text:p>
            <text:p text:style-name="P7"><text:span text:style-name="T1">The system </text:span><text:span text:style-name="T1">must verify </text:span><text:span text:style-name="T1">credentials </text:span><text:span text:style-name="T1">against the </text:span><text:span text:style-name="T1">stored </text:span><text:span text:style-name="T1">hashed </text:span><text:span text:style-name="T1">password.</text:span></text:p>
            <text:p text:style-name="P7"><text:span text:style-name="T1">Upon </text:span><text:span text:style-name="T1">successful </text:span><text:span text:style-name="T1">login, the </text:span><text:span text:style-name="T1">system </text:span><text:span text:style-name="T1">must return </text:span><text:span text:style-name="T1">a JWT </text:span><text:span text:style-name="T1">(JSON </text:span><text:span text:style-name="T1">Web </text:span><text:span text:style-name="T1">Token) </text:span><text:span text:style-name="T1">containing </text:span><text:span text:style-name="T1">the user's </text:span><text:span text:style-name="T1">userId and </text:span><text:span text:style-name="T1">globalRole.</text:span></text:p>
            <text:p text:style-name="P7"><text:span text:style-name="T1">The system </text:span><text:span text:style-name="T1">should </text:span><text:span text:style-name="T1">return an </text:span><text:span text:style-name="T1">error </text:span><text:span text:style-name="T1">message </text:span><text:span text:style-name="T1">for invalid </text:span><text:span text:style-name="T1">credentials </text:span><text:span text:style-name="T1">without </text:span><text:span text:style-name="T1">revealing </text:span><text:span text:style-name="T1">whether the </text:span><text:span text:style-name="T1">email or </text:span><text:span text:style-name="T1">password </text:span><text:span text:style-name="T1">was wrong </text:span><text:span text:style-name="T1">for security </text:span><text:span text:style-name="T1">purposes.</text:span></text:p>
            <text:p text:style-name="P7"><text:span text:style-name="T1"/></text:p>
            <text:p text:style-name="P8"><text:span text:style-name="T2">4. Forgot </text:span><text:span text:style-name="T2">&amp; Reset </text:span><text:span text:style-name="T2">Password</text:span></text:p>
            <text:p text:style-name="P7"><text:span text:style-name="T1">User Story: </text:span><text:span text:style-name="T1">As a User, I </text:span><text:span text:style-name="T1">want to </text:span><text:span text:style-name="T1">reset my </text:span><text:span text:style-name="T1">password if </text:span><text:span text:style-name="T1">I forget it so </text:span><text:span text:style-name="T1">that I can </text:span><text:span text:style-name="T1">regain </text:span><text:span text:style-name="T1">access to </text:span><text:span text:style-name="T1">my </text:span><text:span text:style-name="T1">account.</text:span></text:p>
            <text:p text:style-name="P7"><text:span text:style-name="T2">Acceptance </text:span><text:span text:style-name="T2">Criteria:</text:span></text:p>
            <text:p text:style-name="P7"><text:span text:style-name="T1">The user </text:span><text:span text:style-name="T1">enters their </text:span><text:span text:style-name="T1">email to </text:span><text:span text:style-name="T1">receive a </text:span><text:span text:style-name="T1">password </text:span><text:span text:style-name="T1">reset link or </text:span><text:span text:style-name="T1">OTP.</text:span></text:p>
            <text:p text:style-name="P7"><text:span text:style-name="T1">The reset </text:span><text:span text:style-name="T1">process </text:span><text:span text:style-name="T1">must verify </text:span><text:span text:style-name="T1">the user's </text:span><text:span text:style-name="T1">identity </text:span><text:span text:style-name="T1">before </text:span><text:span text:style-name="T1">allowing a </text:span><text:span text:style-name="T1">password </text:span><text:span text:style-name="T1">change.</text:span></text:p>
            <text:p text:style-name="P7"><text:span text:style-name="T1">The new </text:span><text:span text:style-name="T1">password </text:span><text:span text:style-name="T1">must meet </text:span><text:span text:style-name="T1">complexity </text:span><text:span text:style-name="T1">requiremen</text:span><text:span text:style-name="T1">ts (e.g., </text:span><text:span text:style-name="T1">minimum 8 </text:span><text:span text:style-name="T1">characters)</text:span><text:span text:style-name="T1">.</text:span></text:p>
            <text:p text:style-name="P7"><text:span text:style-name="T1">Once </text:span><text:span text:style-name="T1">changed, </text:span><text:span text:style-name="T1">all previous </text:span><text:span text:style-name="T1">active </text:span><text:span text:style-name="T1">sessions/to</text:span><text:span text:style-name="T1">kens for </text:span><text:span text:style-name="T1">that user </text:span><text:span text:style-name="T1">should be </text:span><text:span text:style-name="T1">invalidated.</text:span></text:p>
            <text:p text:style-name="P7"><text:span text:style-name="T1"/></text:p>
            <text:p text:style-name="P8"><text:span text:style-name="T2">5. Secure </text:span><text:span text:style-name="T2">Logout</text:span></text:p>
            <text:p text:style-name="P7"><text:span text:style-name="T1">User Story: </text:span><text:span text:style-name="T1">As an </text:span><text:span text:style-name="T1">Authenticat</text:span><text:span text:style-name="T1">ed User, I </text:span><text:span text:style-name="T1">want to log </text:span><text:span text:style-name="T1">out of the </text:span><text:span text:style-name="T1">platform so </text:span><text:span text:style-name="T1">that my </text:span><text:span text:style-name="T1">session is </text:span><text:span text:style-name="T1">closed </text:span><text:span text:style-name="T1">securely.</text:span></text:p>
            <text:p text:style-name="P7"><text:span text:style-name="T2">Acceptance </text:span><text:span text:style-name="T2">Criteria:</text:span></text:p>
            <text:p text:style-name="P7"><text:span text:style-name="T1">The client-</text:span><text:span text:style-name="T1">side token </text:span><text:span text:style-name="T1">(JWT) </text:span><text:span text:style-name="T1">should be </text:span><text:span text:style-name="T1">deleted or </text:span><text:span text:style-name="T1">cleared </text:span><text:span text:style-name="T1">from local </text:span><text:span text:style-name="T1">storage/coo</text:span><text:span text:style-name="T1">kies.</text:span></text:p>
            <text:p text:style-name="P7"><text:span text:style-name="T1">If using a </text:span><text:span text:style-name="T1">token </text:span><text:span text:style-name="T1">blacklist, </text:span><text:span text:style-name="T1">the current </text:span><text:span text:style-name="T1">JWT should </text:span><text:span text:style-name="T1">be added </text:span><text:span text:style-name="T1">to the </text:span><text:span text:style-name="T1">blacklist </text:span><text:span text:style-name="T1">until it </text:span><text:span text:style-name="T1">expires.</text:span></text:p>
            <text:p text:style-name="P7"><text:span text:style-name="T1">The user is </text:span><text:span text:style-name="T1">redirected </text:span><text:span text:style-name="T1">to the login </text:span><text:span text:style-name="T1">or landing </text:span><text:span text:style-name="T1">page.</text:span></text:p>
            <text:p text:style-name="P7"><text:span text:style-name="T1"/></text:p>
          </draw:text-box>
        </draw:frame>
      </draw:page>
      <draw:page draw:name="page3" draw:style-name="dp1" draw:master-page-name="Default">
        <draw:frame draw:style-name="gr4" draw:text-style-name="P10" draw:layer="layout" svg:width="17.096cm" svg:height="9.27cm" svg:x="1.635cm" svg:y="1.952cm">
          <draw:text-box>
            <text:p text:style-name="P3"><text:span text:style-name="T2">6. Role-</text:span><text:span text:style-name="T2">Based </text:span><text:span text:style-name="T2">Access </text:span><text:span text:style-name="T2">(University </text:span><text:span text:style-name="T2">Context)</text:span></text:p>
            <text:p text:style-name="P4"><text:span text:style-name="T1">User Story: </text:span><text:span text:style-name="T1">As a </text:span><text:span text:style-name="T1">Student, I </text:span><text:span text:style-name="T1">want to see </text:span><text:span text:style-name="T1">and upload </text:span><text:span text:style-name="T1">papers </text:span><text:span text:style-name="T1">specific to </text:span><text:span text:style-name="T1">my </text:span><text:span text:style-name="T1">selected </text:span><text:span text:style-name="T1">University </text:span><text:span text:style-name="T1">so that I </text:span><text:span text:style-name="T1">can </text:span><text:span text:style-name="T1">contribute </text:span><text:span text:style-name="T1">to and </text:span><text:span text:style-name="T1">learn from </text:span><text:span text:style-name="T1">my </text:span><text:span text:style-name="T1">community.</text:span></text:p>
            <text:p text:style-name="P4"><text:span text:style-name="T2">Acceptance </text:span><text:span text:style-name="T2">Criteria:</text:span></text:p>
            <text:p text:style-name="P4"><text:span text:style-name="T1">The system </text:span><text:span text:style-name="T1">must </text:span><text:span text:style-name="T1">restrict </text:span><text:span text:style-name="T1">"See </text:span><text:span text:style-name="T1">Paper" and </text:span><text:span text:style-name="T1">"Upload </text:span><text:span text:style-name="T1">Paper" </text:span><text:span text:style-name="T1">actions to </text:span><text:span text:style-name="T1">the </text:span><text:span text:style-name="T1">University </text:span><text:span text:style-name="T1">ID selected </text:span><text:span text:style-name="T1">during </text:span><text:span text:style-name="T1">registration.</text:span></text:p>
            <text:p text:style-name="P4"><text:span text:style-name="T1">The user's </text:span><text:span text:style-name="T1">JWT must </text:span><text:span text:style-name="T1">include the </text:span><text:span text:style-name="T1">universityId </text:span><text:span text:style-name="T1">to allow the </text:span><text:span text:style-name="T1">University </text:span><text:span text:style-name="T1">Service to </text:span><text:span text:style-name="T1">filter </text:span><text:span text:style-name="T1">content </text:span><text:span text:style-name="T1">automatical</text:span><text:span text:style-name="T1">ly.</text:span></text:p>
            <text:p text:style-name="P4"><text:span text:style-name="T1">Verified </text:span><text:span text:style-name="T1">students </text:span><text:span text:style-name="T1">can see </text:span><text:span text:style-name="T1">papers, </text:span><text:span text:style-name="T1">notes, and </text:span><text:span text:style-name="T1">solutions </text:span><text:span text:style-name="T1">specific to </text:span><text:span text:style-name="T1">their </text:span><text:span text:style-name="T1">University.</text:span></text:p>
            <text:p text:style-name="P4"/>
          </draw:text-box>
        </draw:frame>
      </draw:page>
      <draw:page draw:name="page4" draw:style-name="dp1" draw:master-page-name="Default">
        <draw:frame draw:style-name="gr5" draw:text-style-name="P9" draw:layer="layout" svg:width="17.78cm" svg:height="25.436cm" svg:x="1.635cm" svg:y="1.952cm">
          <draw:text-box>
            <text:p text:style-name="P6"><text:span text:style-name="T4">University </text:span><text:span text:style-name="T4">Service</text:span></text:p>
            <text:p text:style-name="P6"><text:span text:style-name="T5">1. Global </text:span><text:span text:style-name="T5">Admin: </text:span><text:span text:style-name="T5">Institution</text:span><text:span text:style-name="T5">al Setup</text:span></text:p>
            <text:p text:style-name="P7"><text:span text:style-name="T1">User Story: </text:span><text:span text:style-name="T1">As a Global </text:span><text:span text:style-name="T1">Admin, I </text:span><text:span text:style-name="T1">want to </text:span><text:span text:style-name="T1">create a </text:span><text:span text:style-name="T1">University </text:span><text:span text:style-name="T1">and assign </text:span><text:span text:style-name="T1">its primary </text:span><text:span text:style-name="T1">Representa</text:span><text:span text:style-name="T1">tive so that </text:span><text:span text:style-name="T1">the </text:span><text:span text:style-name="T1">institutional </text:span><text:span text:style-name="T1">hierarchy </text:span><text:span text:style-name="T1">can begin.</text:span></text:p>
            <text:p text:style-name="P7"><text:span text:style-name="T5">Acceptance </text:span><text:span text:style-name="T5">Criteria:</text:span></text:p>
            <text:p text:style-name="P7"><text:span text:style-name="T1">The system </text:span><text:span text:style-name="T1">must allow </text:span><text:span text:style-name="T1">the creation </text:span><text:span text:style-name="T1">of a unique </text:span><text:span text:style-name="T1">University </text:span><text:span text:style-name="T1">entity.</text:span></text:p>
            <text:p text:style-name="P7"><text:span text:style-name="T1">The admin </text:span><text:span text:style-name="T1">must be </text:span><text:span text:style-name="T1">able to </text:span><text:span text:style-name="T1">assign a </text:span><text:span text:style-name="T1">user as a </text:span><text:span text:style-name="T1">UNIVERSI</text:span><text:span text:style-name="T1">TY_REP </text:span><text:span text:style-name="T1">for a </text:span><text:span text:style-name="T1">specific </text:span><text:span text:style-name="T1">UNIVERSI</text:span><text:span text:style-name="T1">TY scope.</text:span></text:p>
            <text:p text:style-name="P7"><text:span text:style-name="T1">The admin </text:span><text:span text:style-name="T1">must define </text:span><text:span text:style-name="T1">global </text:span><text:span text:style-name="T1">Exam </text:span><text:span text:style-name="T1">Types (e.g., </text:span><text:span text:style-name="T1">Midterm, </text:span><text:span text:style-name="T1">EndSem) </text:span><text:span text:style-name="T1">linked to </text:span><text:span text:style-name="T1">the </text:span><text:span text:style-name="T1">University </text:span><text:span text:style-name="T1">ID.</text:span></text:p>
            <text:p text:style-name="P8"><text:span text:style-name="T5">2. </text:span><text:span text:style-name="T5">University </text:span><text:span text:style-name="T5">Represent</text:span><text:span text:style-name="T5">ative: </text:span><text:span text:style-name="T5">Departmen</text:span><text:span text:style-name="T5">t </text:span><text:span text:style-name="T5">Manageme</text:span><text:span text:style-name="T5">nt</text:span></text:p>
            <text:p text:style-name="P7"><text:span text:style-name="T1">User Story: </text:span><text:span text:style-name="T1">As a </text:span><text:span text:style-name="T1">University </text:span><text:span text:style-name="T1">Representa</text:span><text:span text:style-name="T1">tive, I want </text:span><text:span text:style-name="T1">to add all </text:span><text:span text:style-name="T1">department</text:span><text:span text:style-name="T1">s and </text:span><text:span text:style-name="T1">assign their </text:span><text:span text:style-name="T1">respective </text:span><text:span text:style-name="T1">leaders so </text:span><text:span text:style-name="T1">that each </text:span><text:span text:style-name="T1">academic </text:span><text:span text:style-name="T1">wing is </text:span><text:span text:style-name="T1">managed </text:span><text:span text:style-name="T1">independen</text:span><text:span text:style-name="T1">tly.</text:span></text:p>
            <text:p text:style-name="P7"><text:span text:style-name="T5">Acceptance </text:span><text:span text:style-name="T5">Criteria:</text:span></text:p>
            <text:p text:style-name="P7"><text:span text:style-name="T1">The rep </text:span><text:span text:style-name="T1">must be </text:span><text:span text:style-name="T1">able to </text:span><text:span text:style-name="T1">create </text:span><text:span text:style-name="T1">Department </text:span><text:span text:style-name="T1">records </text:span><text:span text:style-name="T1">linked to </text:span><text:span text:style-name="T1">their </text:span><text:span text:style-name="T1">specific </text:span><text:span text:style-name="T1">University.</text:span></text:p>
            <text:p text:style-name="P7"><text:span text:style-name="T1">The rep </text:span><text:span text:style-name="T1">can assign </text:span><text:span text:style-name="T1">a </text:span><text:span text:style-name="T1">DEPARTM</text:span><text:span text:style-name="T1">ENT_REP </text:span><text:span text:style-name="T1">to a </text:span><text:span text:style-name="T1">specific </text:span><text:span text:style-name="T1">DEPARTM</text:span><text:span text:style-name="T1">ENT scope.</text:span></text:p>
            <text:p text:style-name="P7"><text:span text:style-name="T1">Access </text:span><text:span text:style-name="T1">must be </text:span><text:span text:style-name="T1">restricted </text:span><text:span text:style-name="T1">so a rep </text:span><text:span text:style-name="T1">can only </text:span><text:span text:style-name="T1">manage </text:span><text:span text:style-name="T1">department</text:span><text:span text:style-name="T1">s within </text:span><text:span text:style-name="T1">their </text:span><text:span text:style-name="T1">assigned </text:span><text:span text:style-name="T1">University.</text:span></text:p>
            <text:p text:style-name="P8"><text:span text:style-name="T5">3. </text:span><text:span text:style-name="T5">Departmen</text:span><text:span text:style-name="T5">t </text:span><text:span text:style-name="T5">Represent</text:span><text:span text:style-name="T5">ative: </text:span><text:span text:style-name="T5">Program </text:span><text:span text:style-name="T5">Coordinati</text:span><text:span text:style-name="T5">on</text:span></text:p>
            <text:p text:style-name="P7"><text:span text:style-name="T1">User Story: </text:span><text:span text:style-name="T1">As a </text:span><text:span text:style-name="T1">Department </text:span><text:span text:style-name="T1">Representa</text:span><text:span text:style-name="T1">tive, I want </text:span><text:span text:style-name="T1">to define </text:span><text:span text:style-name="T1">the </text:span><text:span text:style-name="T1">academic </text:span><text:span text:style-name="T1">programs </text:span><text:span text:style-name="T1">and assign </text:span><text:span text:style-name="T1">Program </text:span><text:span text:style-name="T1">Reps so </text:span><text:span text:style-name="T1">that </text:span><text:span text:style-name="T1">specific </text:span><text:span text:style-name="T1">degrees </text:span><text:span text:style-name="T1">(like </text:span><text:span text:style-name="T1">B.Tech) are </text:span><text:span text:style-name="T1">supervised.</text:span></text:p>
            <text:p text:style-name="P7"><text:span text:style-name="T5">Acceptance </text:span><text:span text:style-name="T5">Criteria:</text:span></text:p>
            <text:p text:style-name="P7"><text:span text:style-name="T1">The rep </text:span><text:span text:style-name="T1">must be </text:span><text:span text:style-name="T1">able to </text:span><text:span text:style-name="T1">create </text:span><text:span text:style-name="T1">Program </text:span><text:span text:style-name="T1">records </text:span><text:span text:style-name="T1">(e.g., </text:span><text:span text:style-name="T1">B.Tech </text:span><text:span text:style-name="T1">CSE) </text:span><text:span text:style-name="T1">linked to </text:span><text:span text:style-name="T1">their </text:span><text:span text:style-name="T1">Department</text:span><text:span text:style-name="T1">.</text:span></text:p>
            <text:p text:style-name="P7"><text:span text:style-name="T1">The rep </text:span><text:span text:style-name="T1">can assign </text:span><text:span text:style-name="T1">a </text:span><text:span text:style-name="T1">PROGRAM</text:span><text:span text:style-name="T1">_REP to a </text:span><text:span text:style-name="T1">specific </text:span><text:span text:style-name="T1">PROGRAM </text:span><text:span text:style-name="T1">scope.</text:span></text:p>
            <text:p text:style-name="P7"><text:span text:style-name="T1">The system </text:span><text:span text:style-name="T1">must </text:span><text:span text:style-name="T1">prevent a </text:span><text:span text:style-name="T1">Department </text:span><text:span text:style-name="T1">Rep from </text:span><text:span text:style-name="T1">modifying </text:span><text:span text:style-name="T1">programs </text:span><text:span text:style-name="T1">in a </text:span><text:span text:style-name="T1">different </text:span><text:span text:style-name="T1">department</text:span><text:span text:style-name="T1">.</text:span></text:p>
            <text:p text:style-name="P7"><text:span text:style-name="T1"/></text:p>
          </draw:text-box>
        </draw:frame>
      </draw:page>
      <draw:page draw:name="page5" draw:style-name="dp1" draw:master-page-name="Default">
        <draw:frame draw:style-name="gr6" draw:text-style-name="P14" draw:layer="layout" svg:width="17.145cm" svg:height="18.53cm" svg:x="1.635cm" svg:y="1.635cm">
          <draw:text-box>
            <text:p text:style-name="P11"><text:span text:style-name="T6">4. Program </text:span><text:span text:style-name="T6">Represent</text:span><text:span text:style-name="T6">ative: </text:span><text:span text:style-name="T6">Session </text:span><text:span text:style-name="T6">Organizati</text:span><text:span text:style-name="T6">on</text:span></text:p>
            <text:p text:style-name="P12">User Story: As a Program Representative, I want to create academic sessions (batches) and assign Session Reps to manage the specific year-wise requirements.</text:p>
            <text:p text:style-name="P12"><text:span text:style-name="T6">Acceptance </text:span><text:span text:style-name="T6">Criteria:</text:span></text:p>
            <text:p text:style-name="P12">The rep must create an AcademicSession defining the start and end years for a batch.</text:p>
            <text:p text:style-name="P12">The system must enforce a unique constraint on programId and startYear to prevent duplicate batches.</text:p>
            <text:p text:style-name="P12">The rep can assign a SESSION_REP to a specific SESSION scope to manage a particular year/batch.</text:p>
            <text:p text:style-name="P13"><text:span text:style-name="T6">5. Session </text:span><text:span text:style-name="T6">Represent</text:span><text:span text:style-name="T6">ative: </text:span><text:span text:style-name="T6">Content &amp; </text:span><text:span text:style-name="T6">Verificatio</text:span><text:span text:style-name="T6">n</text:span></text:p>
            <text:p text:style-name="P12">User Story: As a Session Representative, I want to manage subjects and verify uploaded materials so that the paper repository remains accurate and high-quality.</text:p>
            <text:p text:style-name="P12"><text:span text:style-name="T6">Acceptance </text:span><text:span text:style-name="T6">Criteria:</text:span></text:p>
            <text:p text:style-name="P12">The rep must be able to add Subjects linked to a specific semesterNumber and AcademicSession.</text:p>
            <text:p text:style-name="P12">The rep has the authority to change the status of an uploaded Paper to VERIFIED.</text:p>
            <text:p text:style-name="P12">The rep must be able to manage and verify notes and solutions uploaded by other students within their specific session scope.</text:p>
            <text:p text:style-name="P12"/>
          </draw:text-box>
        </draw:frame>
      </draw:page>
      <draw:page draw:name="page6" draw:style-name="dp1" draw:master-page-name="Default">
        <draw:frame draw:style-name="gr7" draw:text-style-name="P18" draw:layer="layout" svg:width="19.05cm" svg:height="30.207cm" svg:x="1.317cm" svg:y="1.317cm">
          <draw:text-box>
            <text:p text:style-name="P15"><text:span text:style-name="T7">Paper/</text:span><text:span text:style-name="T7">Content </text:span><text:span text:style-name="T7">Service </text:span></text:p>
            <text:p text:style-name="P15"><text:span text:style-name="T7"/></text:p>
            <text:p text:style-name="P15"><text:span text:style-name="T8">1. Student: </text:span><text:span text:style-name="T8">Paper &amp; </text:span><text:span text:style-name="T8">Note Upload</text:span></text:p>
            <text:p text:style-name="P16"><text:span text:style-name="T9">User Story: </text:span><text:span text:style-name="T9">As a Verified </text:span><text:span text:style-name="T9">Student, I </text:span><text:span text:style-name="T9">want to </text:span><text:span text:style-name="T9">upload a </text:span><text:span text:style-name="T9">previous </text:span><text:span text:style-name="T9">year's paper </text:span><text:span text:style-name="T9">or my </text:span><text:span text:style-name="T9">personal </text:span><text:span text:style-name="T9">notes so that </text:span><text:span text:style-name="T9">I can </text:span><text:span text:style-name="T9">contribute to </text:span><text:span text:style-name="T9">the </text:span><text:span text:style-name="T9">university's </text:span><text:span text:style-name="T9">resource </text:span><text:span text:style-name="T9">pool.</text:span></text:p>
            <text:p text:style-name="P16"><text:span text:style-name="T8">Acceptance </text:span><text:span text:style-name="T8">Criteria:</text:span></text:p>
            <text:p text:style-name="P16"><text:span text:style-name="T9">The user </text:span><text:span text:style-name="T9">must be </text:span><text:span text:style-name="T9">authenticate</text:span><text:span text:style-name="T9">d and </text:span><text:span text:style-name="T9">associated </text:span><text:span text:style-name="T9">with a </text:span><text:span text:style-name="T9">specific </text:span><text:span text:style-name="T9">University </text:span><text:span text:style-name="T9">ID.The </text:span><text:span text:style-name="T9">upload must </text:span><text:span text:style-name="T9">require </text:span><text:span text:style-name="T9">metadata: </text:span><text:span text:style-name="T9">SubjectId, </text:span><text:span text:style-name="T9">BatchId, </text:span><text:span text:style-name="T9">ExamType, </text:span><text:span text:style-name="T9">and </text:span><text:span text:style-name="T9">Category </text:span><text:span text:style-name="T9">(Paper/Note/</text:span><text:span text:style-name="T9">Solution).</text:span></text:p>
            <text:p text:style-name="P16"><text:span text:style-name="T9">Files must </text:span><text:span text:style-name="T9">be stored </text:span><text:span text:style-name="T9">securely </text:span><text:span text:style-name="T9">(e.g., AWS </text:span><text:span text:style-name="T9">S3 or </text:span><text:span text:style-name="T9">similar), and </text:span><text:span text:style-name="T9">only the file </text:span><text:span text:style-name="T9">metadata </text:span><text:span text:style-name="T9">and URL are </text:span><text:span text:style-name="T9">stored in the </text:span><text:span text:style-name="T9">database.</text:span></text:p>
            <text:p text:style-name="P16"><text:span text:style-name="T9">Upon </text:span><text:span text:style-name="T9">upload, the </text:span><text:span text:style-name="T9">paper status </text:span><text:span text:style-name="T9">is set to </text:span><text:span text:style-name="T9">PENDING </text:span><text:span text:style-name="T9">until a </text:span><text:span text:style-name="T9">Session Rep </text:span><text:span text:style-name="T9">verifies it.</text:span></text:p>
            <text:p text:style-name="P17"><text:span text:style-name="T8">2. User: </text:span><text:span text:style-name="T8">Content </text:span><text:span text:style-name="T8">Discovery </text:span><text:span text:style-name="T8">(Search &amp; </text:span><text:span text:style-name="T8">Filter)</text:span></text:p>
            <text:p text:style-name="P16"><text:span text:style-name="T9">User Story: </text:span><text:span text:style-name="T9">As a </text:span><text:span text:style-name="T9">Student, I </text:span><text:span text:style-name="T9">want to filter </text:span><text:span text:style-name="T9">papers by </text:span><text:span text:style-name="T9">Program, </text:span><text:span text:style-name="T9">Session, and </text:span><text:span text:style-name="T9">Subject so </text:span><text:span text:style-name="T9">that I can </text:span><text:span text:style-name="T9">find the </text:span><text:span text:style-name="T9">specific </text:span><text:span text:style-name="T9">study </text:span><text:span text:style-name="T9">material I </text:span><text:span text:style-name="T9">need for my </text:span><text:span text:style-name="T9">exams.</text:span></text:p>
            <text:p text:style-name="P16"><text:span text:style-name="T8">Acceptance </text:span><text:span text:style-name="T8">Criteria:</text:span></text:p>
            <text:p text:style-name="P16"><text:span text:style-name="T9">The system </text:span><text:span text:style-name="T9">must allow </text:span><text:span text:style-name="T9">filtering </text:span><text:span text:style-name="T9">based on the </text:span><text:span text:style-name="T9">University </text:span><text:span text:style-name="T9">Service </text:span><text:span text:style-name="T9">hierarchy: </text:span><text:span text:style-name="T9">University -&gt; </text:span><text:span text:style-name="T9">Program -&gt; </text:span><text:span text:style-name="T9">Academic </text:span><text:span text:style-name="T9">Session -&gt; </text:span><text:span text:style-name="T9">Semester -&gt; </text:span><text:span text:style-name="T9">Subject.</text:span></text:p>
            <text:p text:style-name="P16"><text:span text:style-name="T9">Users should </text:span><text:span text:style-name="T9">only see </text:span><text:span text:style-name="T9">content that </text:span><text:span text:style-name="T9">has been </text:span><text:span text:style-name="T9">marked as </text:span><text:span text:style-name="T9">VERIFIED </text:span><text:span text:style-name="T9">by a </text:span><text:span text:style-name="T9">representativ</text:span><text:span text:style-name="T9">e.</text:span></text:p>
            <text:p text:style-name="P16"><text:span text:style-name="T9">The search </text:span><text:span text:style-name="T9">results </text:span><text:span text:style-name="T9">should </text:span><text:span text:style-name="T9">display the </text:span><text:span text:style-name="T9">uploader's </text:span><text:span text:style-name="T9">name </text:span><text:span text:style-name="T9">(optional) </text:span><text:span text:style-name="T9">and the </text:span><text:span text:style-name="T9">upload date.</text:span></text:p>
            <text:p text:style-name="P17"><text:span text:style-name="T8">3. Session </text:span><text:span text:style-name="T8">Representat</text:span><text:span text:style-name="T8">ive: Content </text:span><text:span text:style-name="T8">Validation</text:span></text:p>
            <text:p text:style-name="P16"><text:span text:style-name="T9">User Story: </text:span><text:span text:style-name="T9">As a Session </text:span><text:span text:style-name="T9">Representati</text:span><text:span text:style-name="T9">ve, I want to </text:span><text:span text:style-name="T9">review </text:span><text:span text:style-name="T9">pending </text:span><text:span text:style-name="T9">uploads for </text:span><text:span text:style-name="T9">my assigned </text:span><text:span text:style-name="T9">session so </text:span><text:span text:style-name="T9">that I can </text:span><text:span text:style-name="T9">ensure only </text:span><text:span text:style-name="T9">high-quality, </text:span><text:span text:style-name="T9">accurate </text:span><text:span text:style-name="T9">papers are </text:span><text:span text:style-name="T9">visible to </text:span><text:span text:style-name="T9">students.</text:span></text:p>
            <text:p text:style-name="P16"><text:span text:style-name="T8">Acceptance </text:span><text:span text:style-name="T8">Criteria:</text:span></text:p>
            <text:p text:style-name="P16"><text:span text:style-name="T9">The rep </text:span><text:span text:style-name="T9">must see a </text:span><text:span text:style-name="T9">"Review </text:span><text:span text:style-name="T9">Queue" </text:span><text:span text:style-name="T9">containing all </text:span><text:span text:style-name="T9">PENDING </text:span><text:span text:style-name="T9">uploads </text:span><text:span text:style-name="T9">within their </text:span><text:span text:style-name="T9">SESSION </text:span><text:span text:style-name="T9">scope.</text:span></text:p>
            <text:p text:style-name="P16"><text:span text:style-name="T9">The rep </text:span><text:span text:style-name="T9">must have </text:span><text:span text:style-name="T9">the authority </text:span><text:span text:style-name="T9">to </text:span><text:span text:style-name="T9">APPROVE </text:span><text:span text:style-name="T9">(set status to </text:span><text:span text:style-name="T9">VERIFIED) </text:span><text:span text:style-name="T9">or REJECT </text:span><text:span text:style-name="T9">(delete or </text:span><text:span text:style-name="T9">mark as </text:span><text:span text:style-name="T9">BANNED) </text:span><text:span text:style-name="T9">an upload.</text:span></text:p>
            <text:p text:style-name="P16"><text:span text:style-name="T9">If a paper is </text:span><text:span text:style-name="T9">rejected, the </text:span><text:span text:style-name="T9">rep should </text:span><text:span text:style-name="T9">be able to </text:span><text:span text:style-name="T9">provide a </text:span><text:span text:style-name="T9">reason (e.g., </text:span><text:span text:style-name="T9">"Wrong </text:span><text:span text:style-name="T9">Subject," </text:span><text:span text:style-name="T9">"Poor </text:span><text:span text:style-name="T9">Quality").</text:span></text:p>
            <text:p text:style-name="P17"><text:span text:style-name="T8">4. System: </text:span><text:span text:style-name="T8">Storage &amp; </text:span><text:span text:style-name="T8">Metadata </text:span><text:span text:style-name="T8">Managemen</text:span><text:span text:style-name="T8">t</text:span></text:p>
            <text:p text:style-name="P16"><text:span text:style-name="T9">User Story: </text:span><text:span text:style-name="T9">As a </text:span><text:span text:style-name="T9">System, I </text:span><text:span text:style-name="T9">want to link </text:span><text:span text:style-name="T9">file metadata </text:span><text:span text:style-name="T9">to the </text:span><text:span text:style-name="T9">University </text:span><text:span text:style-name="T9">hierarchy so </text:span><text:span text:style-name="T9">that the </text:span><text:span text:style-name="T9">content </text:span><text:span text:style-name="T9">remains </text:span><text:span text:style-name="T9">organized </text:span><text:span text:style-name="T9">even as the </text:span><text:span text:style-name="T9">university </text:span><text:span text:style-name="T9">grows.</text:span></text:p>
            <text:p text:style-name="P16"><text:span text:style-name="T8">Acceptance </text:span><text:span text:style-name="T8">Criteria:</text:span></text:p>
            <text:p text:style-name="P16"><text:span text:style-name="T9">Each paper </text:span><text:span text:style-name="T9">record must </text:span><text:span text:style-name="T9">store the </text:span><text:span text:style-name="T9">uploadedBy </text:span><text:span text:style-name="T9">User UUID </text:span><text:span text:style-name="T9">for tracking.</text:span></text:p>
            <text:p text:style-name="P16"><text:span text:style-name="T9">The </text:span><text:span text:style-name="T9">database </text:span><text:span text:style-name="T9">must </text:span><text:span text:style-name="T9">maintain a </text:span><text:span text:style-name="T9">record of </text:span><text:span text:style-name="T9">uploadedAt </text:span><text:span text:style-name="T9">and </text:span><text:span text:style-name="T9">updatedAt </text:span><text:span text:style-name="T9">for every file.</text:span></text:p>
            <text:p text:style-name="P16"><text:span text:style-name="T9"/></text:p>
            <text:p text:style-name="P16"><text:span text:style-name="T9"/></text:p>
          </draw:text-box>
        </draw:frame>
      </draw:page>
      <draw:page draw:name="page7" draw:style-name="dp1" draw:master-page-name="Default">
        <draw:frame draw:style-name="gr8" draw:text-style-name="P23" draw:layer="layout" svg:width="17.78cm" svg:height="26.439cm" svg:x="1.317cm" svg:y="1.318cm">
          <draw:text-box>
            <text:p text:style-name="P19"><text:span text:style-name="T10">User </text:span><text:span text:style-name="T10">Service</text:span></text:p>
            <text:p text:style-name="P19"><text:span text:style-name="T9"/></text:p>
            <text:p text:style-name="P20"><text:span text:style-name="T11">1. Student: </text:span><text:span text:style-name="T11">Profile </text:span><text:span text:style-name="T11">Managemen</text:span><text:span text:style-name="T11">t</text:span></text:p>
            <text:p text:style-name="P21"><text:span text:style-name="T9">User Story: </text:span><text:span text:style-name="T9">As a </text:span><text:span text:style-name="T9">Student, I </text:span><text:span text:style-name="T9">want to </text:span><text:span text:style-name="T9">manage my </text:span><text:span text:style-name="T9">personal </text:span><text:span text:style-name="T9">profile </text:span><text:span text:style-name="T9">information </text:span><text:span text:style-name="T9">(name, </text:span><text:span text:style-name="T9">profile </text:span><text:span text:style-name="T9">picture, bio) </text:span><text:span text:style-name="T9">so that I can </text:span><text:span text:style-name="T9">maintain my </text:span><text:span text:style-name="T9">identity on </text:span><text:span text:style-name="T9">the platform.</text:span></text:p>
            <text:p text:style-name="P21"><text:span text:style-name="T11">Acceptance </text:span><text:span text:style-name="T11">Criteria:</text:span></text:p>
            <text:p text:style-name="P21"><text:span text:style-name="T9">The user </text:span><text:span text:style-name="T9">must be able </text:span><text:span text:style-name="T9">to update </text:span><text:span text:style-name="T9">their display </text:span><text:span text:style-name="T9">name and </text:span><text:span text:style-name="T9">profile </text:span><text:span text:style-name="T9">image.</text:span></text:p>
            <text:p text:style-name="P21"><text:span text:style-name="T9">Profile data </text:span><text:span text:style-name="T9">must be </text:span><text:span text:style-name="T9">linked to the </text:span><text:span text:style-name="T9">userId </text:span><text:span text:style-name="T9">provided by </text:span><text:span text:style-name="T9">the Auth </text:span><text:span text:style-name="T9">Service.</text:span></text:p>
            <text:p text:style-name="P21"><text:span text:style-name="T9">The system </text:span><text:span text:style-name="T9">should allow </text:span><text:span text:style-name="T9">users to view </text:span><text:span text:style-name="T9">their </text:span><text:span text:style-name="T9">registration </text:span><text:span text:style-name="T9">date and </text:span><text:span text:style-name="T9">linked </text:span><text:span text:style-name="T9">University.</text:span></text:p>
            <text:p text:style-name="P22"><text:span text:style-name="T11">2. </text:span><text:span text:style-name="T11">Representat</text:span><text:span text:style-name="T11">ive: Role &amp; </text:span><text:span text:style-name="T11">Authority </text:span><text:span text:style-name="T11">Discovery</text:span></text:p>
            <text:p text:style-name="P21"><text:span text:style-name="T9">User Story: </text:span><text:span text:style-name="T9">As a </text:span><text:span text:style-name="T9">Representati</text:span><text:span text:style-name="T9">ve </text:span><text:span text:style-name="T9">(Univ/Dept/P</text:span><text:span text:style-name="T9">rog/Session)</text:span><text:span text:style-name="T9">, I want to </text:span><text:span text:style-name="T9">view my </text:span><text:span text:style-name="T9">current </text:span><text:span text:style-name="T9">active </text:span><text:span text:style-name="T9">assignments </text:span><text:span text:style-name="T9">so that I </text:span><text:span text:style-name="T9">know exactly </text:span><text:span text:style-name="T9">which </text:span><text:span text:style-name="T9">academic </text:span><text:span text:style-name="T9">scope I am </text:span><text:span text:style-name="T9">authorized to </text:span><text:span text:style-name="T9">manage.</text:span></text:p>
            <text:p text:style-name="P21"><text:span text:style-name="T11">Acceptance </text:span><text:span text:style-name="T11">Criteria:</text:span></text:p>
            <text:p text:style-name="P21"><text:span text:style-name="T9">The system </text:span><text:span text:style-name="T9">must return </text:span><text:span text:style-name="T9">a list of all </text:span><text:span text:style-name="T9">active </text:span><text:span text:style-name="T9">Representati</text:span><text:span text:style-name="T9">veAssignme</text:span><text:span text:style-name="T9">nt records </text:span><text:span text:style-name="T9">for the </text:span><text:span text:style-name="T9">logged-in </text:span><text:span text:style-name="T9">user.</text:span></text:p>
            <text:p text:style-name="P21"><text:span text:style-name="T9">Each </text:span><text:span text:style-name="T9">assignment </text:span><text:span text:style-name="T9">must clearly </text:span><text:span text:style-name="T9">show the </text:span><text:span text:style-name="T9">roleType </text:span><text:span text:style-name="T9">(e.g., </text:span><text:span text:style-name="T9">DEPT_REP) </text:span><text:span text:style-name="T9">and the </text:span><text:span text:style-name="T9">name of the </text:span><text:span text:style-name="T9">scopeId </text:span><text:span text:style-name="T9">(e.g., </text:span><text:span text:style-name="T9">"Computer </text:span><text:span text:style-name="T9">Science </text:span><text:span text:style-name="T9">Dept").</text:span></text:p>
            <text:p text:style-name="P21"><text:span text:style-name="T9">The user </text:span><text:span text:style-name="T9">should see </text:span><text:span text:style-name="T9">the expiresAt </text:span><text:span text:style-name="T9">date for </text:span><text:span text:style-name="T9">temporary </text:span><text:span text:style-name="T9">assignments</text:span><text:span text:style-name="T9">.</text:span></text:p>
            <text:p text:style-name="P22"><text:span text:style-name="T11">3. Student: </text:span><text:span text:style-name="T11">University </text:span><text:span text:style-name="T11">Data Sync</text:span></text:p>
            <text:p text:style-name="P21"><text:span text:style-name="T9">User Story: </text:span><text:span text:style-name="T9">As a </text:span><text:span text:style-name="T9">Student, I </text:span><text:span text:style-name="T9">want my </text:span><text:span text:style-name="T9">profile to </text:span><text:span text:style-name="T9">automatically </text:span><text:span text:style-name="T9">reflect the </text:span><text:span text:style-name="T9">University I </text:span><text:span text:style-name="T9">selected </text:span><text:span text:style-name="T9">during </text:span><text:span text:style-name="T9">signup so </text:span><text:span text:style-name="T9">that I don't </text:span><text:span text:style-name="T9">have to </text:span><text:span text:style-name="T9">manually </text:span><text:span text:style-name="T9">search for it </text:span><text:span text:style-name="T9">every time.</text:span></text:p>
            <text:p text:style-name="P21"><text:span text:style-name="T11">Acceptance </text:span><text:span text:style-name="T11">Criteria:</text:span></text:p>
            <text:p text:style-name="P21"><text:span text:style-name="T9">Upon </text:span><text:span text:style-name="T9">registration, </text:span><text:span text:style-name="T9">the User </text:span><text:span text:style-name="T9">Service must </text:span><text:span text:style-name="T9">store the </text:span><text:span text:style-name="T9">universityId </text:span><text:span text:style-name="T9">as the user's </text:span><text:span text:style-name="T9">primary </text:span><text:span text:style-name="T9">"Home </text:span><text:span text:style-name="T9">University".</text:span></text:p>
            <text:p text:style-name="P21"><text:span text:style-name="T9">The UI </text:span><text:span text:style-name="T9">should </text:span><text:span text:style-name="T9">automatically </text:span><text:span text:style-name="T9">filter the </text:span><text:span text:style-name="T9">dashboard </text:span><text:span text:style-name="T9">based on </text:span><text:span text:style-name="T9">this primary </text:span><text:span text:style-name="T9">University </text:span><text:span text:style-name="T9">ID.</text:span></text:p>
            <text:p text:style-name="P22"><text:span text:style-name="T9">4. System: </text:span><text:span text:style-name="T9">Cross-</text:span><text:span text:style-name="T9">Service </text:span><text:span text:style-name="T9">Identity </text:span><text:span text:style-name="T9">Resolution</text:span></text:p>
            <text:p text:style-name="P21"><text:span text:style-name="T9">User Story: </text:span><text:span text:style-name="T9">As a </text:span><text:span text:style-name="T9">System, I </text:span><text:span text:style-name="T9">want to </text:span><text:span text:style-name="T9">provide user </text:span><text:span text:style-name="T9">metadata </text:span><text:span text:style-name="T9">(name, </text:span><text:span text:style-name="T9">email) to </text:span><text:span text:style-name="T9">other </text:span><text:span text:style-name="T9">services so </text:span><text:span text:style-name="T9">that when a </text:span><text:span text:style-name="T9">paper is </text:span><text:span text:style-name="T9">uploaded, </text:span><text:span text:style-name="T9">the </text:span><text:span text:style-name="T9">"Uploaded </text:span><text:span text:style-name="T9">By" field </text:span><text:span text:style-name="T9">shows a real </text:span><text:span text:style-name="T9">name </text:span><text:span text:style-name="T9">instead of </text:span><text:span text:style-name="T9">just a UUID.</text:span></text:p>
            <text:p text:style-name="P21"><text:span text:style-name="T9">Acceptance </text:span><text:span text:style-name="T9">Criteria:</text:span></text:p>
            <text:p text:style-name="P21"><text:span text:style-name="T9">The User </text:span><text:span text:style-name="T9">Service must </text:span><text:span text:style-name="T9">provide an </text:span><text:span text:style-name="T9">internal API </text:span><text:span text:style-name="T9">for the Paper </text:span><text:span text:style-name="T9">Service to </text:span><text:span text:style-name="T9">fetch user </text:span><text:span text:style-name="T9">details by </text:span><text:span text:style-name="T9">userId.</text:span></text:p>
            <text:p text:style-name="P21"><text:span text:style-name="T9">The service </text:span><text:span text:style-name="T9">must respect </text:span><text:span text:style-name="T9">privacy </text:span><text:span text:style-name="T9">settings, only </text:span><text:span text:style-name="T9">sharing </text:span><text:span text:style-name="T9">necessary </text:span><text:span text:style-name="T9">metadata for </text:span><text:span text:style-name="T9">verification </text:span><text:span text:style-name="T9">logs.</text:span></text:p>
            <text:p text:style-name="P21"><text:span text:style-name="T9"/></text:p>
          </draw:text-box>
        </draw:frame>
      </draw:page>
      <draw:page draw:name="page8" draw:style-name="dp1" draw:master-page-name="Default">
        <draw:frame draw:style-name="gr9" draw:text-style-name="P24" draw:layer="layout" svg:width="18.01cm" svg:height="25.469cm" svg:x="1.405cm" svg:y="1.317cm">
          <draw:text-box>
            <text:p text:style-name="P2"><text:span text:style-name="T12">Notification Service </text:span></text:p>
            <text:p text:style-name="P6"><text:span text:style-name="T13">1. System: OTP Delivery (Auth Integration)</text:span></text:p>
            <text:p text:style-name="P7"><text:span text:style-name="T1">User Story: As a System, I want to send an OTP to a user's email during </text:span><text:span text:style-name="T1">registration so that they can verify their identity and activate their account.</text:span></text:p>
            <text:p text:style-name="P7"><text:span text:style-name="T13">Acceptance Criteria:</text:span></text:p>
            <text:p text:style-name="P7"><text:span text:style-name="T1">The service must receive a request containing an email address and a 6-</text:span><text:span text:style-name="T1">digit OTP.</text:span></text:p>
            <text:p text:style-name="P7"><text:span text:style-name="T1">It must use the Resend API to deliver the email using a verified domain </text:span><text:span text:style-name="T1">(e.g., noreply@pdeep.store).</text:span></text:p>
            <text:p text:style-name="P7"><text:span text:style-name="T1">The email must use a clean HTML template as defined in the technical </text:span><text:span text:style-name="T1">requirements.</text:span></text:p>
            <text:p text:style-name="P7"><text:span text:style-name="T1">The service should log whether the email was "Sent Successfully" or if it </text:span><text:span text:style-name="T1">failed.</text:span></text:p>
            <text:p text:style-name="P8"><text:span text:style-name="T13">2. User: Real-time Alerts for Representatives</text:span></text:p>
            <text:p text:style-name="P7"><text:span text:style-name="T1">User Story: As a Representative, I want to receive a notification when a </text:span><text:span text:style-name="T1">student uploads a new paper in my session so that I can verify it promptly.</text:span></text:p>
            <text:p text:style-name="P7"><text:span text:style-name="T13">Acceptance Criteria:</text:span></text:p>
            <text:p text:style-name="P7"><text:span text:style-name="T1">When the Paper Service records a new upload, the Notification Service </text:span><text:span text:style-name="T1">must trigger an alert to the assigned SESSION_REP.</text:span></text:p>
            <text:p text:style-name="P7"><text:span text:style-name="T1">The notification should contain a direct link to the "Pending Verification" </text:span><text:span text:style-name="T1">dashboard.</text:span></text:p>
            <text:p text:style-name="P7"><text:span text:style-name="T1">The system should support multiple channels (Email initially, with hooks for </text:span><text:span text:style-name="T1">In-App notifications later).</text:span></text:p>
            <text:p text:style-name="P8"><text:span text:style-name="T13">3. Student: Verification Updates</text:span></text:p>
            <text:p text:style-name="P7"><text:span text:style-name="T1">User Story: As a Student, I want to be notified when my uploaded paper </text:span><text:span text:style-name="T1">has been verified or rejected so that I know the status of my contribution.</text:span></text:p>
            <text:p text:style-name="P7"><text:span text:style-name="T13">Acceptance Criteria:</text:span></text:p>
            <text:p text:style-name="P7"><text:span text:style-name="T1">Trigger a notification when a Representative updates a paper status to </text:span><text:span text:style-name="T1">VERIFIED or REJECTED.</text:span></text:p>
            <text:p text:style-name="P7"><text:span text:style-name="T1">If rejected, the notification must include the reason provided by the </text:span><text:span text:style-name="T1">representative.</text:span></text:p>
            <text:p text:style-name="P7"><text:span text:style-name="T1"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3T15:42:51.259396727</meta:creation-date>
    <dc:date>2026-03-06T20:31:02.665896236</dc:date>
    <meta:editing-duration>PT5H7M5S</meta:editing-duration>
    <meta:editing-cycles>2</meta:editing-cycles>
    <meta:generator>LibreOffice/24.2.7.2$Linux_X86_64 LibreOffice_project/420$Build-2</meta:generator>
    <meta:print-date>2026-03-06T16:14:26.666609454</meta:print-date>
    <meta:printed-by>PDF files</meta:printed-by>
    <meta:document-statistic meta:object-count="9"/>
  </office:meta>
</office:document-meta>
</file>